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9.75pt"/>
    </style:style>
    <style:style style:name="co2" style:family="table-column">
      <style:table-column-properties fo:break-before="auto" style:column-width="153.75pt"/>
    </style:style>
    <style:style style:name="co3" style:family="table-column">
      <style:table-column-properties fo:break-before="auto" style:column-width="267.96pt"/>
    </style:style>
    <style:style style:name="co4" style:family="table-column">
      <style:table-column-properties fo:break-before="auto" style:column-width="57.06pt"/>
    </style:style>
    <style:style style:name="co5" style:family="table-column">
      <style:table-column-properties fo:break-before="auto" style:column-width="548.59pt"/>
    </style:style>
    <style:style style:name="ro1" style:family="table-row">
      <style:table-row-properties style:row-height="15.79pt" fo:break-before="auto" style:use-optimal-row-height="true"/>
    </style:style>
    <style:style style:name="ta1" style:family="table" style:master-page-name="PageStyle_5f_PB16_5f_Bom">
      <style:table-properties table:display="true" style:writing-mode="lr-tb"/>
    </style:style>
    <style:style style:name="ta2" style:family="table" style:master-page-name="PageStyle_5f_PB16_5f_Minimal_5f_Bom">
      <style:table-properties table:display="true" style:writing-mode="lr-tb"/>
    </style:style>
    <style:style style:name="ta3" style:family="table" style:master-page-name="PageStyle_5f_PB16_5f_Power_5f_Inject_5f_Bom">
      <style:table-properties table:display="true" style:writing-mode="lr-tb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fo:padding="2.01pt"/>
      <style:text-properties style:font-name="Liberation Sans"/>
    </style:style>
    <style:style style:name="ce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font-name="Liberation Sans"/>
    </style:style>
    <style:style style:name="T1" style:family="text">
      <style:text-properties fo:color="#0000ff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B16_Bo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1019" table:default-cell-style-name="ce3"/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-Key Part Numbe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AP ALUM 220UF 20% 50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AP ALUM 100UF 20% 16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9-1148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3-C7</text:p>
          </table:table-cell>
          <table:table-cell office:value-type="string" calcext:value-type="string">
            <text:p>CAP CER 0.1UF 50V X7R RAD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8-7336-1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1,D2</text:p>
          </table:table-cell>
          <table:table-cell office:value-type="string" calcext:value-type="string">
            <text:p>DIODE SCHOTTKY 100V 5A DO201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5100DICT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IODE ZENER 5.1V 5W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338BRLGOSCT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4,D5,D6</text:p>
          </table:table-cell>
          <table:table-cell office:value-type="string" calcext:value-type="string">
            <text:p>LED GREEN DIFFUSED T-1 T/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4-1217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17 Fuse</text:p>
          </table:table-cell>
          <table:table-cell office:value-type="string" calcext:value-type="string">
            <text:p>FUSE AUTO 2A 32VDC BLADE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19</text:p>
          </table:table-cell>
          <table:table-cell office:value-type="string" calcext:value-type="string">
            <text:p>PTC RESET FUSE 72V 500MA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EF050-2HFCT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1-F16, F18 Fuses</text:p>
          </table:table-cell>
          <table:table-cell office:value-type="string" calcext:value-type="string">
            <text:p>FUSE AUTO 5A 32VDC BLADE MIN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989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1-F18</text:p>
          </table:table-cell>
          <table:table-cell office:value-type="string" calcext:value-type="string">
            <text:p>FUSE BLOCK BLADE 500V 20A PC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6-3544-2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17,J18</text:p>
          </table:table-cell>
          <table:table-cell office:value-type="string" calcext:value-type="string">
            <text:p>TERM BLK 2P SIDE ENT 6.35MM 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2675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CONN RCPT USB2.0 TYPEA 4POS V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M8672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TERM BLOCK HDR 3POS VERT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7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1-J16 Pixel Plugs</text:p>
          </table:table-cell>
          <table:table-cell office:value-type="string" calcext:value-type="string">
            <text:p>TERM BLOCK PLUG 3POS STR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5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20,J21</text:p>
          </table:table-cell>
          <table:table-cell office:value-type="string" calcext:value-type="string">
            <text:p>CONN MOD JACK 8P8C VERT UNSH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392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22</text:p>
          </table:table-cell>
          <table:table-cell office:value-type="string" calcext:value-type="string">
            <text:p>TERM BLK 4POS SIDE ENTRY 5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238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23, J29</text:p>
          </table:table-cell>
          <table:table-cell office:value-type="string" calcext:value-type="string">
            <text:p>CONN HEADER VERT 3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16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24</text:p>
          </table:table-cell>
          <table:table-cell office:value-type="string" calcext:value-type="string">
            <text:p>CONN HEADER VERT 40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9175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25</text:p>
          </table:table-cell>
          <table:table-cell office:value-type="string" calcext:value-type="string">
            <text:p>CONN HEADER VERT 5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8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26</text:p>
          </table:table-cell>
          <table:table-cell office:value-type="string" calcext:value-type="string">
            <text:p>CONN HDR 4POS 0.1 TIN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7002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27</text:p>
          </table:table-cell>
          <table:table-cell office:value-type="string" calcext:value-type="string">
            <text:p>CONN HEADER VERT 4POS 2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5-2249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28</text:p>
          </table:table-cell>
          <table:table-cell office:value-type="string" calcext:value-type="string">
            <text:p>TERM BLK 2P SIDE ENT 2.54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98333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23/J29 Power Jumper</text:p>
          </table:table-cell>
          <table:table-cell office:value-type="string" calcext:value-type="string">
            <text:p>CONN JUMPER SHORTING .100" G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9341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1,R2,R3</text:p>
          </table:table-cell>
          <table:table-cell office:value-type="string" calcext:value-type="string">
            <text:p>RES 220 OHM 1/4W 5% AX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F14JT220RCT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4,R5</text:p>
          </table:table-cell>
          <table:table-cell office:value-type="string" calcext:value-type="string">
            <text:p>RES 1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1K00CT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N1-RN4</text:p>
          </table:table-cell>
          <table:table-cell office:value-type="string" calcext:value-type="string">
            <text:p>RES ARRAY 4 RES 150 OHM 8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151LF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N1-RN4 Sockets</text:p>
          </table:table-cell>
          <table:table-cell office:value-type="string" calcext:value-type="string">
            <text:p>CONN SOCKET 8POS 0.1 GOLD P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2-1097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W1,SW2</text:p>
          </table:table-cell>
          <table:table-cell office:value-type="string" calcext:value-type="string">
            <text:p>SWITCH SLIDE DPDT 300MA 6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1-2001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1 P1 &amp; P2 Headers</text:p>
          </table:table-cell>
          <table:table-cell office:value-type="string" calcext:value-type="string">
            <text:p>CONN HEADER VERT 36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09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1 P1 &amp; P2 Sockets</text:p>
          </table:table-cell>
          <table:table-cell office:value-type="string" calcext:value-type="string">
            <text:p>CONN HDR 36POS 0.1 GOLD 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7121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‎U1-POCKETBEAGLE</text:p>
          </table:table-cell>
          <table:table-cell office:value-type="string" calcext:value-type="string">
            <text:p>POCKETBEAGLE OSD3358 EVAL B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CKETBEAGLE-SC-569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DC DC CONVERTER 5V 8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-2196-5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3,U4</text:p>
          </table:table-cell>
          <table:table-cell office:value-type="string" calcext:value-type="string">
            <text:p>IC TXRX NON-INVERT 5.5V 20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612-5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3,U4 Sockets</text:p>
          </table:table-cell>
          <table:table-cell office:value-type="string" calcext:value-type="string">
            <text:p>CONN IC DIP SOCKET 20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98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IC DRIVER 2/0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5059-5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5 Socket</text:p>
          </table:table-cell>
          <table:table-cell office:value-type="string" calcext:value-type="string">
            <text:p>CONN IC DIP SOCKET 8POS 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9986-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SB to Ethernet Adapter</text:p>
          </table:table-cell>
          <table:table-cell office:value-type="string" calcext:value-type="string">
            <text:p>USB 2.0 to 10/100 Ethernet Network Adapter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<text:span text:style-name="T1"><text:a xlink:href="https://www.amazon.com/gp/product/B00M77HLII/ref=ppx_yo_dt_b_search_asin_title?ie=UTF8&amp;th=1" xlink:type="simple">https://www.amazon.com/gp/product/B00M77HLII/ref=ppx_yo_dt_b_search_asin_title?ie=UTF8&amp;th=1</text:a></text:span>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icro SD Card</text:p>
          </table:table-cell>
          <table:table-cell office:value-type="string" calcext:value-type="string">
            <text:p>SanDisk Ultra 32GB UHS-I Class 10 microSDHC Card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<text:span text:style-name="T1"><text:a xlink:href="https://www.amazon.com/SanDisk-Ultra-SDSQUNS-032G-GN3MN-UHS-I-microSDHC/dp/B074B28H3S" xlink:type="simple">https://www.amazon.com/SanDisk-Ultra-SDSQUNS-032G-GN3MN-UHS-I-microSDHC/dp/B074B28H3S</text:a>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ptional OLED Display</text:p>
          </table:table-cell>
          <table:table-cell office:value-type="string" calcext:value-type="string">
            <text:p>0.96" I2C 128X64 OLED LCD Display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<text:span text:style-name="T1"><text:a xlink:href="https://www.amazon.com/gp/product/B06XRBTBTB/ref=ppx_yo_dt_b_asin_title_o00_s00?ie=UTF8&amp;psc=1" xlink:type="simple">https://www.amazon.com/gp/product/B06XRBTBTB/ref=ppx_yo_dt_b_asin_title_o00_s00?ie=UTF8&amp;psc=1</text:a></text:span>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ptional Real Time Clock</text:p>
          </table:table-cell>
          <table:table-cell office:value-type="string" calcext:value-type="string">
            <text:p>PCF8523 REAL TIME CLOCK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28-1787-ND</text:p>
          </table:table-cell>
          <table:table-cell table:number-columns-repeated="1019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B16_Minimal_Bo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1019" table:default-cell-style-name="ce3"/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-Key Part Numbe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AP ALUM 220UF 20% 50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AP ALUM 100UF 20% 16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9-1148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3,C4,C6,C7</text:p>
          </table:table-cell>
          <table:table-cell office:value-type="string" calcext:value-type="string">
            <text:p>CAP CER 0.1UF 50V X7R RAD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8-7336-1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1,D2</text:p>
          </table:table-cell>
          <table:table-cell office:value-type="string" calcext:value-type="string">
            <text:p>DIODE SCHOTTKY 100V 5A DO201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5100DICT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IODE ZENER 5.1V 5W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338BRLGOSCT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1-F17</text:p>
          </table:table-cell>
          <table:table-cell office:value-type="string" calcext:value-type="string">
            <text:p>FUSE BLOCK BLADE 500V 20A PC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6-3544-2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19</text:p>
          </table:table-cell>
          <table:table-cell office:value-type="string" calcext:value-type="string">
            <text:p>PTC RESET FUSE 72V 500MA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EF050-2HFCT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1-F16 Fuses</text:p>
          </table:table-cell>
          <table:table-cell office:value-type="string" calcext:value-type="string">
            <text:p>FUSE AUTO 5A 32VDC BLADE MIN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989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17 Fuse</text:p>
          </table:table-cell>
          <table:table-cell office:value-type="string" calcext:value-type="string">
            <text:p>FUSE AUTO 2A 32VDC BLADE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TERM BLOCK HDR 3POS VERT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7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1-J16 Pixel Plugs</text:p>
          </table:table-cell>
          <table:table-cell office:value-type="string" calcext:value-type="string">
            <text:p>TERM BLOCK PLUG 3POS STR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5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17,J18</text:p>
          </table:table-cell>
          <table:table-cell office:value-type="string" calcext:value-type="string">
            <text:p>TERM BLK 2P SIDE ENT 6.35MM 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2675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CONN RCPT USB2.0 TYPEA 4POS V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M8672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23,J29</text:p>
          </table:table-cell>
          <table:table-cell office:value-type="string" calcext:value-type="string">
            <text:p>CONN HEADER VERT 3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16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23/29 Power Jumper</text:p>
          </table:table-cell>
          <table:table-cell office:value-type="string" calcext:value-type="string">
            <text:p>CONN JUMPER SHORTING .100" G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9341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N1-RN4</text:p>
          </table:table-cell>
          <table:table-cell office:value-type="string" calcext:value-type="string">
            <text:p>RES ARRAY 4 RES 150 OHM 8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151LF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‎U1-POCKETBEAGLE</text:p>
          </table:table-cell>
          <table:table-cell office:value-type="string" calcext:value-type="string">
            <text:p>POCKETBEAGLE OSD3358 EVAL B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CKETBEAGLE-SC-569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1 P1 &amp; P2 Headers</text:p>
          </table:table-cell>
          <table:table-cell office:value-type="string" calcext:value-type="string">
            <text:p>CONN HEADER VERT 36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09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DC DC CONVERTER 5V 8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-2196-5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3,U4</text:p>
          </table:table-cell>
          <table:table-cell office:value-type="string" calcext:value-type="string">
            <text:p>IC TXRX NON-INVERT 5.5V 20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612-5-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icro SD Card</text:p>
          </table:table-cell>
          <table:table-cell office:value-type="string" calcext:value-type="string">
            <text:p>SanDisk Ultra 32GB UHS-I Class 10 microSDHC Card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<text:span text:style-name="T1"><text:a xlink:href="https://www.amazon.com/SanDisk-Ultra-SDSQUNS-032G-GN3MN-UHS-I-microSDHC/dp/B074B28H3S" xlink:type="simple">https://www.amazon.com/SanDisk-Ultra-SDSQUNS-032G-GN3MN-UHS-I-microSDHC/dp/B074B28H3S</text:a></text:span>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SB to Ethernet Adapter</text:p>
          </table:table-cell>
          <table:table-cell office:value-type="string" calcext:value-type="string">
            <text:p>USB 2.0 to 10/100 Ethernet Network Adapter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<text:span text:style-name="T1"><text:a xlink:href="https://www.amazon.com/gp/product/B00M77HLII/ref=ppx_yo_dt_b_search_asin_title?ie=UTF8&amp;th=1" xlink:type="simple">https://www.amazon.com/gp/product/B00M77HLII/ref=ppx_yo_dt_b_search_asin_title?ie=UTF8&amp;th=1</text:a></text:span></text:p>
          </table:table-cell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B16_Power_Inject_Bom" table:style-name="ta3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1019" table:default-cell-style-name="ce3"/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-Key Part Numbe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AP ALUM 220UF 20% 50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AP ALUM 100UF 20% 16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9-1148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3-C7</text:p>
          </table:table-cell>
          <table:table-cell office:value-type="string" calcext:value-type="string">
            <text:p>CAP CER 0.1UF 50V X7R RAD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8-7336-1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DIODE SCHOTTKY 100V 5A DO201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5100DICT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IODE ZENER 5.1V 5W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338BRLGOSCT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4,D6</text:p>
          </table:table-cell>
          <table:table-cell office:value-type="string" calcext:value-type="string">
            <text:p>LED GREEN DIFFUSED T-1 T/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4-1217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17</text:p>
          </table:table-cell>
          <table:table-cell office:value-type="string" calcext:value-type="string">
            <text:p>FUSE BLOCK BLADE 500V 20A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-3544-2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17 Fuse</text:p>
          </table:table-cell>
          <table:table-cell office:value-type="string" calcext:value-type="string">
            <text:p>FUSE AUTO 2A 32VDC BLADE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19</text:p>
          </table:table-cell>
          <table:table-cell office:value-type="string" calcext:value-type="string">
            <text:p>PTC RESET FUSE 72V 500MA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EF050-2HFCT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18</text:p>
          </table:table-cell>
          <table:table-cell office:value-type="string" calcext:value-type="string">
            <text:p>TERM BLK 2P SIDE ENT 6.35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2675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CONN RCPT USB2.0 TYPEA 4POS V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M8672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TERM BLOCK HDR 2POS VERT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3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1-J16 Pixel Plugs</text:p>
          </table:table-cell>
          <table:table-cell office:value-type="string" calcext:value-type="string">
            <text:p>TERM BLOCK PLUG 2POS STR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4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20,J21</text:p>
          </table:table-cell>
          <table:table-cell office:value-type="string" calcext:value-type="string">
            <text:p>CONN MOD JACK 8P8C VERT UNSH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392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22</text:p>
          </table:table-cell>
          <table:table-cell office:value-type="string" calcext:value-type="string">
            <text:p>TERM BLK 4POS SIDE ENTRY 5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238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23,J29</text:p>
          </table:table-cell>
          <table:table-cell office:value-type="string" calcext:value-type="string">
            <text:p>CONN HEADER VERT 3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6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24</text:p>
          </table:table-cell>
          <table:table-cell office:value-type="string" calcext:value-type="string">
            <text:p>CONN HEADER VERT 40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9175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25</text:p>
          </table:table-cell>
          <table:table-cell office:value-type="string" calcext:value-type="string">
            <text:p>CONN HEADER VERT 5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8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26</text:p>
          </table:table-cell>
          <table:table-cell office:value-type="string" calcext:value-type="string">
            <text:p>CONN HDR 4POS 0.1 TIN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7002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27</text:p>
          </table:table-cell>
          <table:table-cell office:value-type="string" calcext:value-type="string">
            <text:p>CONN HEADER VERT 4POS 2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5-2249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28</text:p>
          </table:table-cell>
          <table:table-cell office:value-type="string" calcext:value-type="string">
            <text:p>TERM BLK 2P SIDE ENT 2.54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98333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23/J29 Power Jumper</text:p>
          </table:table-cell>
          <table:table-cell office:value-type="string" calcext:value-type="string">
            <text:p>CONN JUMPER SHORTING .100" G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9341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1,R2,R3</text:p>
          </table:table-cell>
          <table:table-cell office:value-type="string" calcext:value-type="string">
            <text:p>RES 220 OHM 1/4W 5% AX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F14JT220RCT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RES 1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1K00CT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N1-RN4</text:p>
          </table:table-cell>
          <table:table-cell office:value-type="string" calcext:value-type="string">
            <text:p>RES ARRAY 4 RES 150 OHM 8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151LF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N1-RN4 Sockets</text:p>
          </table:table-cell>
          <table:table-cell office:value-type="string" calcext:value-type="string">
            <text:p>CONN SOCKET 8POS 0.1 GOLD P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2-1097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W1,SW2</text:p>
          </table:table-cell>
          <table:table-cell office:value-type="string" calcext:value-type="string">
            <text:p>SWITCH SLIDE DPDT 300MA 6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1-2001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1 P1 &amp; P2 Headers</text:p>
          </table:table-cell>
          <table:table-cell office:value-type="string" calcext:value-type="string">
            <text:p>CONN HEADER VERT 36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09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1 P1 &amp; P2 Sockets</text:p>
          </table:table-cell>
          <table:table-cell office:value-type="string" calcext:value-type="string">
            <text:p>CONN HDR 36POS 0.1 GOLD 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7121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‎U1-POCKETBEAGLE</text:p>
          </table:table-cell>
          <table:table-cell office:value-type="string" calcext:value-type="string">
            <text:p>POCKETBEAGLE OSD3358 EVAL B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CKETBEAGLE-SC-569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DC DC CONVERTER 5V 8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-2196-5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3,U4</text:p>
          </table:table-cell>
          <table:table-cell office:value-type="string" calcext:value-type="string">
            <text:p>IC TXRX NON-INVERT 5.5V 20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612-5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3,U4 Sockets</text:p>
          </table:table-cell>
          <table:table-cell office:value-type="string" calcext:value-type="string">
            <text:p>CONN IC DIP SOCKET 20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98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IC DRIVER 2/0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5059-5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5 Socket</text:p>
          </table:table-cell>
          <table:table-cell office:value-type="string" calcext:value-type="string">
            <text:p>CONN IC DIP SOCKET 8POS 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9986-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icro SD Card</text:p>
          </table:table-cell>
          <table:table-cell office:value-type="string" calcext:value-type="string">
            <text:p>SanDisk Ultra 32GB UHS-I Class 10 microSDHC Card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<text:span text:style-name="T1"><text:a xlink:href="https://www.amazon.com/SanDisk-Ultra-SDSQUNS-032G-GN3MN-UHS-I-microSDHC/dp/B074B28H3S" xlink:type="simple">https://www.amazon.com/SanDisk-Ultra-SDSQUNS-032G-GN3MN-UHS-I-microSDHC/dp/B074B28H3S</text:a></text:span>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SB to Ethernet Adapter</text:p>
          </table:table-cell>
          <table:table-cell office:value-type="string" calcext:value-type="string">
            <text:p>USB 2.0 to 10/100 Ethernet Network Adapter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<text:span text:style-name="T1"><text:a xlink:href="https://www.amazon.com/gp/product/B00M77HLII/ref=ppx_yo_dt_b_search_asin_title?ie=UTF8&amp;th=1" xlink:type="simple">https://www.amazon.com/gp/product/B00M77HLII/ref=ppx_yo_dt_b_search_asin_title?ie=UTF8&amp;th=1</text:a>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tional Real Time Clock</text:p>
          </table:table-cell>
          <table:table-cell office:value-type="string" calcext:value-type="string">
            <text:p>PCF8523 REAL TIME CLOCK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28-1787-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ptional OLED Display</text:p>
          </table:table-cell>
          <table:table-cell office:value-type="string" calcext:value-type="string">
            <text:p>0.96" I2C 128X64 OLED LCD Display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<text:span text:style-name="T1"><text:a xlink:href="https://www.amazon.com/gp/product/B06XRBTBTB/ref=ppx_yo_dt_b_asin_title_o00_s00?ie=UTF8&amp;psc=1" xlink:type="simple">https://www.amazon.com/gp/product/B06XRBTBTB/ref=ppx_yo_dt_b_asin_title_o00_s00?ie=UTF8&amp;psc=1</text:a></text:span></text:p>
          </table:table-cell>
          <table:table-cell table:number-columns-repeated="1019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5">00/00/0000</text:date>, <text:time style:data-style-name="N2" text:time-value="11:32:24.6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B16_5f_Bom" style:display-name="PageStyle_PB16_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B16_5f_Minimal_5f_Bom" style:display-name="PageStyle_PB16_Minimal_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B16_5f_Power_5f_Inject_5f_Bom" style:display-name="PageStyle_PB16_Power_Inject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25T12:32:05.252000000</meta:creation-date>
    <meta:generator>LibreOffice/6.3.0.4$Windows_X86_64 LibreOffice_project/057fc023c990d676a43019934386b85b21a9ee99</meta:generator>
    <meta:editing-duration>PT2M28S</meta:editing-duration>
    <meta:editing-cycles>2</meta:editing-cycles>
    <dc:date>2019-08-25T12:32:07.046000000</dc:date>
    <meta:document-statistic meta:table-count="3" meta:cell-count="416" meta:object-count="0"/>
  </office:meta>
</office:document-meta>
</file>